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Mosselbutka">
            <text:p>Mosselbutka</text:p>
          </table:table-cell>
          <table:table-cell office:value-type="string" office:value="radiocarbon">
            <text:p>radiocarbon</text:p>
          </table:table-cell>
          <table:table-cell office:value-type="string" office:value="T-3454">
            <text:p>T-3454</text:p>
          </table:table-cell>
          <table:table-cell office:value-type="float" office:value="79.87">
            <text:p>79.87</text:p>
          </table:table-cell>
          <table:table-cell office:value-type="float" office:value="15.8">
            <text:p>15.8</text:p>
          </table:table-cell>
          <table:table-cell office:value-type="float" office:value="7530.0">
            <text:p>7530.0</text:p>
          </table:table-cell>
          <table:table-cell office:value-type="float" office:value="100.0">
            <text:p>100.0</text:p>
          </table:table-cell>
          <table:table-cell office:value-type="string" office:value="Driftwood Picea sp.">
            <text:p>Driftwood Picea sp.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Osterholm1982,FormanEtal2004">
            <text:p>SalvigsenOsterholm1982,FormanEtal2004</text:p>
          </table:table-cell>
        </table:table-row>
        <table:table-row>
          <table:table-cell office:value-type="string" office:value="Mosselbutka">
            <text:p>Mosselbutka</text:p>
          </table:table-cell>
          <table:table-cell office:value-type="string" office:value="radiocarbon">
            <text:p>radiocarbon</text:p>
          </table:table-cell>
          <table:table-cell office:value-type="string" office:value="T-3734">
            <text:p>T-3734</text:p>
          </table:table-cell>
          <table:table-cell office:value-type="float" office:value="79.87">
            <text:p>79.87</text:p>
          </table:table-cell>
          <table:table-cell office:value-type="float" office:value="15.8">
            <text:p>15.8</text:p>
          </table:table-cell>
          <table:table-cell office:value-type="float" office:value="9800.0">
            <text:p>9800.0</text:p>
          </table:table-cell>
          <table:table-cell office:value-type="float" office:value="110.0">
            <text:p>110.0</text:p>
          </table:table-cell>
          <table:table-cell office:value-type="string" office:value="Shell valves of Mya truncata">
            <text:p>Shell valves of Mya truncat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4.0">
            <text:p>3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Osterholm1982,FormanEtal2004">
            <text:p>SalvigsenOsterholm1982,FormanEtal2004</text:p>
          </table:table-cell>
        </table:table-row>
        <table:table-row>
          <table:table-cell office:value-type="string" office:value="Mosselbutka">
            <text:p>Mosselbutka</text:p>
          </table:table-cell>
          <table:table-cell office:value-type="string" office:value="radiocarbon">
            <text:p>radiocarbon</text:p>
          </table:table-cell>
          <table:table-cell office:value-type="string" office:value="T-3735">
            <text:p>T-3735</text:p>
          </table:table-cell>
          <table:table-cell office:value-type="float" office:value="79.87">
            <text:p>79.87</text:p>
          </table:table-cell>
          <table:table-cell office:value-type="float" office:value="15.8">
            <text:p>15.8</text:p>
          </table:table-cell>
          <table:table-cell office:value-type="float" office:value="11100.0">
            <text:p>11100.0</text:p>
          </table:table-cell>
          <table:table-cell office:value-type="float" office:value="100.0">
            <text:p>100.0</text:p>
          </table:table-cell>
          <table:table-cell office:value-type="string" office:value="Shell valves of Mya truncata and Hiatella arctica">
            <text:p>Shell valves of Mya truncata and Hiatella arct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64.0">
            <text:p>6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Osterholm1982,FormanEtal2004">
            <text:p>SalvigsenOsterholm1982,FormanEtal20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